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font-name="Arial1" fo:font-size="9.75pt" fo:font-style="italic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</style:style>
    <style:style style:name="T1" style:family="text"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9.75pt" fo:font-style="italic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5" style:family="text">
      <style:text-properties style:font-name="Arial1" fo:font-size="9.75pt" fo:font-style="normal" fo:font-weight="normal"/>
    </style:style>
    <style:style style:name="T6" style:family="text">
      <style:text-properties style:font-name="Arial1" fo:font-size="9.75pt" fo:font-style="italic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1f889586-4bcf-4963-40f7-e73e24cfa81d"/>Alquimia de amor</text:p>
      <text:p text:style-name="P2">Algunos que más hondo que yo en la mina del amor han excavado</text:p>
      <text:p text:style-name="P2">dicen dónde se halla su céntrica felicidad.</text:p>
      <text:p text:style-name="P2">Yo he amado, y poseído, y relatado,</text:p>
      <text:p text:style-name="P2">mas, aunque hasta la ancianidad amara, poseyera y refiriera,</text:p>
      <text:p text:style-name="P5"><text:span text:style-name="T1">ese misterio escondido no habría de encontrarlo.     </text:span><text:span text:style-name="T4">    </text:span></text:p>
      <text:p text:style-name="P4">       <text:span text:style-name="T5">Todo, ¡ay!, es impostura.</text:span></text:p>
      <text:p text:style-name="P2">Y como ningún alquimista obtuvo aún el elixir,</text:p>
      <text:p text:style-name="P2">mas su marmita repleta glorifica</text:p>
      <text:p text:style-name="P5"><text:span text:style-name="T1">si por casualidad </text:span><text:span text:style-name="T4">        </text:span></text:p>
      <text:p text:style-name="P2">algo odorífero o medicinal le sobreviene,</text:p>
      <text:p text:style-name="P2">así un deleite pleno y prolongado sueñan los enamorados,</text:p>
      <text:p text:style-name="P2">para obtener una noche de estío, de apariencia invernal.</text:p>
      <text:p text:style-name="P5"><text:span text:style-name="T4">       </text:span></text:p>
      <text:p text:style-name="P2">Por esta vana sombra de burbuja ¿habremos de entregar</text:p>
      <text:p text:style-name="P2">nuestro bienestar, esfuerzo, honor y vida?</text:p>
      <text:p text:style-name="P2">¿En esto amor termina? ¿puede cualquiera</text:p>
      <text:p text:style-name="P2">tan feliz ser como yo si soportar puede</text:p>
      <text:p text:style-name="P2">la burla breve de una representación de novio?</text:p>
      <text:p text:style-name="P2">Ese infeliz amante que asegura,</text:p>
      <text:p text:style-name="P5"><text:span text:style-name="T1">no es la médula del cuerpo; es de la </text:span><text:span text:style-name="T4">        </text:span><text:span text:style-name="T1">mente,</text:span></text:p>
      <text:p text:style-name="P5"><text:span text:style-name="T1">lo que él en </text:span><text:span text:style-name="T4">        </text:span><text:span text:style-name="T1">ella angelical encuentra,</text:span></text:p>
      <text:p text:style-name="P2">igual jurar podría que escucha en el rudo,</text:p>
      <text:p text:style-name="P2">crudo, griterío de ese día, las esferas.</text:p>
      <text:p text:style-name="P2">No esperes hallar inteligencia en la mujer: a lo sumo,</text:p>
      <text:p text:style-name="P5"><text:span text:style-name="T1">dulzura e ingenio; momias , sólo, poseídas.</text:span><text:span text:style-name="T4">         </text:span></text:p>
      <text:p text:style-name="P3">Versión de Purificación Ribes</text:p>
      <text:p text:style-name="P5"><text:span text:style-name="T4">       </text:span></text:p>
      <text:p text:style-name="P4">      </text:p>
      <text:p text:style-name="P5"><text:span text:style-name="T4">       </text:span><text:span text:style-name="T3">Amor negativo</text:span></text:p>
      <text:p text:style-name="P5"><text:span text:style-name="T4">       </text:span><text:span text:style-name="T1">Nunca tanto me abatí como aquellos</text:span></text:p>
      <text:p text:style-name="P2">que en un ojo, mejilla, labio, hacen presa;</text:p>
      <text:p text:style-name="P2">Rara vez hasta aquellos que más no se remontan</text:p>
      <text:p text:style-name="P2">que para admirar virtud o mente:</text:p>
      <text:p text:style-name="P5"><text:span text:style-name="T1">pues sentido e inteligencia pueden </text:span><text:span text:style-name="T4">        </text:span></text:p>
      <text:p text:style-name="P2">conocer aquello que su fuego aviva.</text:p>
      <text:p text:style-name="P2">Mi amor, aunque ignorante, es más audaz.</text:p>
      <text:p text:style-name="P2">Fracase yo cuando suspire,</text:p>
      <text:p text:style-name="P2">si he de saber qué desearé.</text:p>
      <text:p text:style-name="P5"><text:span text:style-name="T4">       </text:span></text:p>
      <text:p text:style-name="P2"><text:soft-page-break/>Si es simplemente lo perfecto</text:p>
      <text:p text:style-name="P2">lo que expresarse no se puede</text:p>
      <text:p text:style-name="P5"><text:span text:style-name="T1">sino con </text:span><text:span text:style-name="T2">negativos</text:span><text:span text:style-name="T1">, así es mi amor.</text:span></text:p>
      <text:p text:style-name="P2">Al todo que todos aman digo no.</text:p>
      <text:p text:style-name="P5"><text:span text:style-name="T4">       </text:span></text:p>
      <text:p text:style-name="P2">Si quien descifrar puede</text:p>
      <text:p text:style-name="P2">aquello que desconocemos, a nosotros, conocer puede,</text:p>
      <text:p text:style-name="P2">enséñeme él esa nada. Ëste, por ahora,</text:p>
      <text:p text:style-name="P2">mi alivio es y mi consuelo:</text:p>
      <text:p text:style-name="P2">aun cuando no progreso, fallar no puedo.</text:p>
      <text:p text:style-name="P5"><text:span text:style-name="T4">       </text:span></text:p>
      <text:p text:style-name="P3">Versión de Purificación Ribes</text:p>
      <text:p text:style-name="P5"><text:span text:style-name="T4">               </text:span></text:p>
      <text:p text:style-name="P5"><text:span text:style-name="T4">       </text:span><text:span text:style-name="T3">Canción</text:span></text:p>
      <text:p text:style-name="P5"><text:span text:style-name="T4">       </text:span></text:p>
      <text:p text:style-name="P2">Ve y coge una estrella fugaz;</text:p>
      <text:p text:style-name="P2">fecunda a la raíz de mandrágora;</text:p>
      <text:p text:style-name="P2">dime dónde está el pasado,</text:p>
      <text:p text:style-name="P2">o quién hendió la pezuña del diablo;</text:p>
      <text:p text:style-name="P5"><text:span text:style-name="T1">enséñame a oír cómo canta la sirena, </text:span><text:span text:style-name="T4">        </text:span></text:p>
      <text:p text:style-name="P2">a apartar el aguijón de la envidia,</text:p>
      <text:p text:style-name="P2">y descubre</text:p>
      <text:p text:style-name="P2">cual es el viento</text:p>
      <text:p text:style-name="P2">que impulsa a una mente honesta.</text:p>
      <text:p text:style-name="P5"><text:span text:style-name="T4">       </text:span></text:p>
      <text:p text:style-name="P2">Si para extrañas visiones naciste,</text:p>
      <text:p text:style-name="P2">vete a mirar lo invisible;</text:p>
      <text:p text:style-name="P2">diez mil días cabalga, con sus noches,</text:p>
      <text:p text:style-name="P2">hasta que los años nieven cabellos blancos sobre ti.</text:p>
      <text:p text:style-name="P2">A tu regreso tú me contarás</text:p>
      <text:p text:style-name="P5"><text:span text:style-name="T1">los extraños prodigios que te acontecieron. </text:span><text:span text:style-name="T4">        </text:span></text:p>
      <text:p text:style-name="P2">Y jurarás</text:p>
      <text:p text:style-name="P2">que en ningún lugar</text:p>
      <text:p text:style-name="P2">vive mujer hermosa y verdadera.</text:p>
      <text:p text:style-name="P5"><text:span text:style-name="T4">               </text:span></text:p>
      <text:p text:style-name="P2">Si la encuentras, dímelo,</text:p>
      <text:p text:style-name="P5"><text:span text:style-name="T1">¡dulce peregrinación sería! </text:span><text:span text:style-name="T4">        </text:span></text:p>
      <text:p text:style-name="P2">Pero no, porque no iría,</text:p>
      <text:p text:style-name="P2">aunque fuera justo al lado;</text:p>
      <text:p text:style-name="P2">aunque fiel, al encontrarla,</text:p>
      <text:p text:style-name="P2">y hasta al escribir la carta,</text:p>
      <text:p text:style-name="P4"><text:soft-page-break/>   <text:span text:style-name="T5">sin embargo,</text:span></text:p>
      <text:p text:style-name="P5"><text:span text:style-name="T4">            </text:span><text:span text:style-name="T1">antes que fuera,</text:span></text:p>
      <text:p text:style-name="P2">infiel con dos, o tres, fuera.</text:p>
      <text:p text:style-name="P5"><text:span text:style-name="T4">       </text:span></text:p>
      <text:p text:style-name="P3">Versión de Purificación Ribes</text:p>
      <text:p text:style-name="P5"><text:span text:style-name="T4">       </text:span></text:p>
      <text:p text:style-name="P1">Constancia de mujer</text:p>
      <text:p text:style-name="P2">Un día entero me has amado.</text:p>
      <text:p text:style-name="P2">Mañana, al marchar, ¿qué me dirás?</text:p>
      <text:p text:style-name="P2">¿Adelantarás la fecha de algún voto recién hecho?</text:p>
      <text:p text:style-name="P2">¿O dirás que ya</text:p>
      <text:p text:style-name="P2">no somos los mismos que antes éramos?</text:p>
      <text:p text:style-name="P2">¿O que de promesas hechas por temor reverente</text:p>
      <text:p text:style-name="P2">del amor y su ira, cualquiera puede abjurar?</text:p>
      <text:p text:style-name="P2">¿O que, como por la muerte se disuelven matrimonios verdaderos,</text:p>
      <text:p text:style-name="P2">así los contratos de amantes, a imagen de los primeros,</text:p>
      <text:p text:style-name="P2">atan sólo hasta que el sueño, imagen de la muerte, los desata?</text:p>
      <text:p text:style-name="P2">¿O es que para justificar tus propios fines</text:p>
      <text:p text:style-name="P2">por haber procurado falsedad y mudanza, tú</text:p>
      <text:p text:style-name="P2">no conoces sino falsedad para llegar a la verdad?</text:p>
      <text:p text:style-name="P2">Lunática vana, contra estos subterfugios podría yo</text:p>
      <text:p text:style-name="P2">argumentar, ganando, si lo hiciera.</text:p>
      <text:p text:style-name="P2">Pero me abstengo,</text:p>
      <text:p text:style-name="P2">porque mañana puede que yo así también piense.</text:p>
      <text:p text:style-name="P5"><text:span text:style-name="T4">       </text:span></text:p>
      <text:p text:style-name="P3">Versión de Purificación Ribes</text:p>
      <text:p text:style-name="P5"><text:span text:style-name="T4">       </text:span></text:p>
      <text:p text:style-name="P5"><text:span text:style-name="T4">       </text:span></text:p>
      <text:p text:style-name="P1">El corazón roto</text:p>
      <text:p text:style-name="P2">Loco de remate está quien dice</text:p>
      <text:p text:style-name="P2">haber estado una hora enamorado,</text:p>
      <text:p text:style-name="P2">mas no es que amor así de pronto mengüe, sino que</text:p>
      <text:p text:style-name="P2">puede a diez en menos plazo devorar.</text:p>
      <text:p text:style-name="P5"><text:span text:style-name="T1">¿Quién me creerá si juro </text:span><text:span text:style-name="T4">        </text:span></text:p>
      <text:p text:style-name="P2">haber sufrido un año de esta plaga?</text:p>
      <text:p text:style-name="P4"> <text:span text:style-name="T5">¿Quién no se reiría de mí si yo dijera</text:span></text:p>
      <text:p text:style-name="P4"> <text:span text:style-name="T5">que vi arder todo un día la pólvora de un frasco?</text:span></text:p>
      <text:p text:style-name="P5"><text:span text:style-name="T4">       </text:span></text:p>
      <text:p text:style-name="P2">¡Ay, qué insignificante el corazón,</text:p>
      <text:p text:style-name="P4"> <text:span text:style-name="T5">si llega a caer en manos del amor!</text:span></text:p>
      <text:p text:style-name="P2"><text:soft-page-break/>Cualquier otro pesar deja sitio</text:p>
      <text:p text:style-name="P4"> <text:span text:style-name="T5">a otros pesares, y para sí reclama sólo parte.</text:span></text:p>
      <text:p text:style-name="P2">Vienen hasta nosotros, pero a nosotros el Amor arrastra,</text:p>
      <text:p text:style-name="P2">y, sin masticar, engulle.</text:p>
      <text:p text:style-name="P2">Por él, como por bala encadenada, tropas enteras mueren.</text:p>
      <text:p text:style-name="P2">El es el esturión tirano; nuestros corazones, la morralla.</text:p>
      <text:p text:style-name="P5"><text:span text:style-name="T4">       </text:span></text:p>
      <text:p text:style-name="P2">Si así no fue, ¿qué le pasó</text:p>
      <text:p text:style-name="P4"> <text:span text:style-name="T5">a mi corazón cuando te vi?</text:span></text:p>
      <text:p text:style-name="P2">Al aposento traje un corazón,</text:p>
      <text:p text:style-name="P4"> <text:span text:style-name="T5">pero de él salí yo sin ninguno.</text:span></text:p>
      <text:p text:style-name="P2">Si contigo hubiera ido, sé</text:p>
      <text:p text:style-name="P2">que a tu corazón el mío habría enseñado a mostrar</text:p>
      <text:p text:style-name="P4"> <text:span text:style-name="T5">por mí más compasión. Pero, ¡ay!, Amor,</text:span></text:p>
      <text:p text:style-name="P4"> <text:span text:style-name="T5">de un fuerte golpe lo quebró cual vidrio.</text:span></text:p>
      <text:p text:style-name="P5"><text:span text:style-name="T4">       </text:span></text:p>
      <text:p text:style-name="P2">Mas nada en nada puede convertirse,</text:p>
      <text:p text:style-name="P4"> <text:span text:style-name="T5">ni lugar alguno puede del todo vaciarse,</text:span></text:p>
      <text:p text:style-name="P2">así, pues, pienso que aún posee mi pecho todos</text:p>
      <text:p text:style-name="P4"> <text:span text:style-name="T5">esos fragmentos, aunque no estén reunidos.</text:span></text:p>
      <text:p text:style-name="P2">Y ahora, como los espejos rotos muestran</text:p>
      <text:p text:style-name="P2">cientos de rostros más menudos, así</text:p>
      <text:p text:style-name="P4"> <text:span text:style-name="T5">los añicos de mi corazón pueden sentir agrado,</text:span></text:p>
      <text:p text:style-name="P2">deseo, adoración,</text:p>
      <text:p text:style-name="P2">pero después de tal amor, de nuevo amar no pueden.</text:p>
      <text:p text:style-name="P5"><text:span text:style-name="T4">       </text:span></text:p>
      <text:p text:style-name="P3">Versión de Purificación Ribes</text:p>
      <text:p text:style-name="P5"><text:span text:style-name="T4">       </text:span></text:p>
      <text:p text:style-name="P1">El mensaje</text:p>
      <text:p text:style-name="P2">Devuélveme mis ojos largamente descarriados,</text:p>
      <text:p text:style-name="P2">pues es ya mucho el tiempo que han estado sobre ti;</text:p>
      <text:p text:style-name="P2">mas ya que tales males allí han aprendido,</text:p>
      <text:p text:style-name="P4">   <text:span text:style-name="T5">tales conductas forzadas</text:span></text:p>
      <text:p text:style-name="P5"><text:span text:style-name="T4">  </text:span><text:span text:style-name="T1">y apasionamiento falso, </text:span><text:span text:style-name="T4">        </text:span></text:p>
      <text:p text:style-name="P4">       <text:span text:style-name="T5">que por ti</text:span></text:p>
      <text:p text:style-name="P4">      <text:span text:style-name="T5">nada bueno</text:span></text:p>
      <text:p text:style-name="P2">pueden ver, quédatelos para siempre.</text:p>
      <text:p text:style-name="P5"><text:span text:style-name="T4">       </text:span></text:p>
      <text:p text:style-name="P2">Devuélveme mi corazón inofensivo,</text:p>
      <text:p text:style-name="P5"><text:soft-page-break/><text:span text:style-name="T1">que pensamiento indigno no podría mancillarlo,     </text:span><text:span text:style-name="T4">    </text:span></text:p>
      <text:p text:style-name="P2">pero si el tuyo le enseñara</text:p>
      <text:p text:style-name="P2">a burlarse</text:p>
      <text:p text:style-name="P2">del amor;</text:p>
      <text:p text:style-name="P4">        <text:span text:style-name="T5">a quebrantar</text:span></text:p>
      <text:p text:style-name="P5"><text:span text:style-name="T4">       </text:span><text:span text:style-name="T1">palabra y juramento, </text:span><text:span text:style-name="T4">        </text:span></text:p>
      <text:p text:style-name="P2">quédatelo, porque mío no será.</text:p>
      <text:p text:style-name="P2">Pero devuélveme mi corazón, mis ojos,</text:p>
      <text:p text:style-name="P2">que pueda ver y conocer tu falsedad;</text:p>
      <text:p text:style-name="P2">que pueda reírme y gozar</text:p>
      <text:p text:style-name="P5"><text:span text:style-name="T4">   </text:span><text:span text:style-name="T1">cuando te angusties, </text:span><text:span text:style-name="T4">        </text:span></text:p>
      <text:p text:style-name="P4">   <text:span text:style-name="T5">cuando languidezcas</text:span></text:p>
      <text:p text:style-name="P2">por aquel</text:p>
      <text:p text:style-name="P2">que no querrá,</text:p>
      <text:p text:style-name="P2">o, como tú ahora, falso sea.</text:p>
      <text:p text:style-name="P5"><text:span text:style-name="T4">       </text:span></text:p>
      <text:p text:style-name="P3">Versión de Purificación Ribes</text:p>
      <text:p text:style-name="P5"><text:span text:style-name="T4">       </text:span></text:p>
      <text:p text:style-name="P5"><text:span text:style-name="T4">       </text:span></text:p>
      <text:p text:style-name="P1">El testamento</text:p>
      <text:p text:style-name="P2">Antes que exhale mi último suspiro, deja, Amor,</text:p>
      <text:p text:style-name="P2">que revele mi legado. Es mi voluntad legar</text:p>
      <text:p text:style-name="P2">a Argos mis ojos, si mis ojos pueden ver.</text:p>
      <text:p text:style-name="P2">Si están ciegos, Amor, a ti te los entrego;</text:p>
      <text:p text:style-name="P5"><text:span text:style-name="T1">A la Fama doy mi lengua; a embajadores, mis oídos;     </text:span><text:span text:style-name="T4">    </text:span></text:p>
      <text:p text:style-name="P4">   <text:span text:style-name="T5">a mujeres, o a la mar, mis lágrimas.</text:span></text:p>
      <text:p text:style-name="P2">Tú, Amor, me has enseñado</text:p>
      <text:p text:style-name="P2">al hacerme amar a aquella que a veinte más tenía,</text:p>
      <text:p text:style-name="P2">que a nadie debía dar, sino a quien tenía demasiado.</text:p>
      <text:p text:style-name="P5"><text:span text:style-name="T4">       </text:span></text:p>
      <text:p text:style-name="P2">Mi constancia entrego a los planetas;</text:p>
      <text:p text:style-name="P2">mi verdad, a quienes viven en la Corte;</text:p>
      <text:p text:style-name="P2">mi ingenuidad y franqueza</text:p>
      <text:p text:style-name="P2">a los jesuitas; a los bufones, mi ensimismamiento;</text:p>
      <text:p text:style-name="P2">mi silencio, a quien haya estado fuera;</text:p>
      <text:p text:style-name="P5"><text:span text:style-name="T1">mi dinero, al capuchino. </text:span><text:span text:style-name="T4">        </text:span></text:p>
      <text:p text:style-name="P2">Tú, Amor, me has enseñado, al instarme a amar</text:p>
      <text:p text:style-name="P2">allí donde amor no es recibido,</text:p>
      <text:p text:style-name="P2">a dar sólo a quienes tienen incapacidad probada.</text:p>
      <text:p text:style-name="P5"><text:span text:style-name="T4">      </text:span></text:p>
      <text:p text:style-name="P2"><text:soft-page-break/>Mi fe entrego a los católicos;</text:p>
      <text:p text:style-name="P2">mis buenas obras, todas, a los cismáticos</text:p>
      <text:p text:style-name="P2">de Amsterdam; mis mejores modales,</text:p>
      <text:p text:style-name="P2">mi cortesía, a la universidad;</text:p>
      <text:p text:style-name="P2">mi modestia doy al soldado raso.</text:p>
      <text:p text:style-name="P2">Compartan los jugadores mi paciencia.</text:p>
      <text:p text:style-name="P5"><text:span text:style-name="T1">Tú, Amor, me has enseñado, al hacerme amar </text:span><text:span text:style-name="T4">        </text:span></text:p>
      <text:p text:style-name="P2">a aquella que dispar mi amor entiende,</text:p>
      <text:p text:style-name="P2">a dar sólo a quienes tienen por indignos mis regalos.</text:p>
      <text:p text:style-name="P5"><text:span text:style-name="T4">       </text:span></text:p>
      <text:p text:style-name="P2">Sea mi reputación para aquellos que fueron</text:p>
      <text:p text:style-name="P2">mis amigos; mi industria, para mis enemigos.</text:p>
      <text:p text:style-name="P5"><text:span text:style-name="T1">A los escolásticos hago entrega de mis dudas;     </text:span><text:span text:style-name="T4">    </text:span></text:p>
      <text:p text:style-name="P2">de mi enfermedad, a los médicos, o al exceso;</text:p>
      <text:p text:style-name="P2">a la naturaleza de todo lo que en rima tengo escrito,</text:p>
      <text:p text:style-name="P2">y para mi acompañante sea mi ingenio.</text:p>
      <text:p text:style-name="P2">Tú, Amor, cuando adorar me hiciste a aquella</text:p>
      <text:p text:style-name="P5"><text:span text:style-name="T1">que antes este amor en mí engendrara, </text:span><text:span text:style-name="T4">        </text:span></text:p>
      <text:p text:style-name="P2">a hacer como si diera, me enseñaste, cuando restituyo sólo.</text:p>
      <text:p text:style-name="P2">A aquel por quien tocan las campanas,</text:p>
      <text:p text:style-name="P2">mi libro doy de medicina; mis pergaminos</text:p>
      <text:p text:style-name="P2">de consejos morales sean para el manicomio;</text:p>
      <text:p text:style-name="P5"><text:span text:style-name="T1">mis medallas de bronce, para quienes tienen </text:span><text:span text:style-name="T4">        </text:span></text:p>
      <text:p text:style-name="P2">escasez de pan; a quienes viajan entre</text:p>
      <text:p text:style-name="P2">todo tipo de extranjeros doy mi lengua inglesa.</text:p>
      <text:p text:style-name="P2">Tú, Amor, al hacer que amara a quien</text:p>
      <text:p text:style-name="P2">considera su amistad justa porción</text:p>
      <text:p text:style-name="P2">para jóvenes amantes, haces mis dones desproporcionados.</text:p>
      <text:p text:style-name="P2">Así, pues, no daré más, sino que el mundo</text:p>
      <text:p text:style-name="P2">destruiré al morir, pues el amor muere también.</text:p>
      <text:p text:style-name="P2">Tu hermosura, toda, menos entonces valdrá</text:p>
      <text:p text:style-name="P2">de lo que el oro en la mina, sin que haya quien lo extraiga</text:p>
      <text:p text:style-name="P2">y de menos tus encantos, todos, te servirán,</text:p>
      <text:p text:style-name="P2">de lo que puede un reloj de sol dentro de una tumba.</text:p>
      <text:p text:style-name="P2">Tú, Amor, me has enseñado, al hacerme</text:p>
      <text:p text:style-name="P2">amar a aquella que a ti y a mí desdeña,</text:p>
      <text:p text:style-name="P2">a ingeniar esta manera de aniquilar a los tres.</text:p>
      <text:p text:style-name="P5"><text:span text:style-name="T4">       </text:span></text:p>
      <text:p text:style-name="P3">Versión de Purificación Ribes</text:p>
      <text:p text:style-name="P5"><text:span text:style-name="T4">       </text:span></text:p>
      <text:p text:style-name="P5"><text:span text:style-name="T4">       </text:span></text:p>
      <text:p text:style-name="P1">La aparición</text:p>
      <text:p text:style-name="P5"><text:soft-page-break/><text:span text:style-name="T4">       </text:span><text:span text:style-name="T1">Cuando por tu despecho, ¡oh inmoladora!, esté muerto,</text:span></text:p>
      <text:p text:style-name="P5"><text:span text:style-name="T4">                        </text:span><text:span text:style-name="T1">y libre te creas ya</text:span></text:p>
      <text:p text:style-name="P2">de todos mis asedios,</text:p>
      <text:p text:style-name="P5"><text:span text:style-name="T1">vendrá entonces mi </text:span><text:span text:style-name="T4">        </text:span><text:span text:style-name="T1">espectro hasta tu lecho</text:span></text:p>
      <text:p text:style-name="P5"><text:span text:style-name="T1">y a ti, vestal farsante, en peores brazos </text:span><text:span text:style-name="T4">       </text:span><text:span text:style-name="T1">hallará. </text:span><text:span text:style-name="T4">        </text:span></text:p>
      <text:p text:style-name="P2">Parpadeará entonces tu enfermiza llama,</text:p>
      <text:p text:style-name="P5"><text:span text:style-name="T1">y aquel, tu entonces </text:span><text:span text:style-name="T4">        </text:span><text:span text:style-name="T1">dueño, fatigado ya,</text:span></text:p>
      <text:p text:style-name="P5"><text:span text:style-name="T1">si te mueves, o intentas despertarlo con </text:span><text:span text:style-name="T4">       </text:span><text:span text:style-name="T1">pellizcos, pensará</text:span></text:p>
      <text:p text:style-name="P5"><text:span text:style-name="T4">                        </text:span><text:span text:style-name="T1">que pides más,</text:span></text:p>
      <text:p text:style-name="P2">y en sueño simulado te rehuirá,</text:p>
      <text:p text:style-name="P5"><text:span text:style-name="T1">y entonces, álamo </text:span><text:span text:style-name="T4">        </text:span><text:span text:style-name="T1">tembloroso, menospreciada, abandonada,</text:span></text:p>
      <text:p text:style-name="P5"><text:span text:style-name="T1">te bañarás en gélido sudor de </text:span><text:span text:style-name="T4">        </text:span><text:span text:style-name="T1">azogue,</text:span></text:p>
      <text:p text:style-name="P2">espectro más real que el mío propio.</text:p>
      <text:p text:style-name="P5"><text:span text:style-name="T1">Lo que diré no he de </text:span><text:span text:style-name="T4">        </text:span><text:span text:style-name="T1">decirlo ahora,</text:span></text:p>
      <text:p text:style-name="P2">no vaya eso a protegerte. Desvanecido ya mi amor,</text:p>
      <text:p text:style-name="P5"><text:span text:style-name="T4">       </text:span><text:span text:style-name="T1">antes quisiera verte con dolor arrepentida</text:span></text:p>
      <text:p text:style-name="P5"><text:span text:style-name="T1">que, por mis amenazas, </text:span><text:span text:style-name="T4">        </text:span><text:span text:style-name="T1">inocente.</text:span></text:p>
      <text:p text:style-name="P5"><text:span text:style-name="T4">       </text:span></text:p>
      <text:p text:style-name="P3">Versión de Purificación Ribes</text:p>
      <text:p text:style-name="P5"><text:span text:style-name="T4">       </text:span></text:p>
      <text:p text:style-name="P5"><text:span text:style-name="T4">       </text:span></text:p>
      <text:p text:style-name="P5"><text:span text:style-name="T4">               </text:span></text:p>
      <text:p text:style-name="P5"><text:span text:style-name="T4">       </text:span></text:p>
      <text:p text:style-name="P5"><text:span text:style-name="T4">               </text:span></text:p>
      <text:p text:style-name="P5"><text:span text:style-name="T4">               </text:span><text:span text:style-name="T3">La prohibición</text:span></text:p>
      <text:p text:style-name="P5"><text:span text:style-name="T4">            </text:span><text:span text:style-name="T1">Guárdate de quererme.</text:span></text:p>
      <text:p text:style-name="P2">Recuerda, al menos, que te lo prohibí.</text:p>
      <text:p text:style-name="P5"><text:span text:style-name="T1">No he </text:span><text:span text:style-name="T4">        </text:span><text:span text:style-name="T1">de ir a reparar mi pródigo derroche</text:span></text:p>
      <text:p text:style-name="P5"><text:span text:style-name="T1">de aliento y sangre en tus </text:span><text:span text:style-name="T4">        </text:span><text:span text:style-name="T1">llantos y suspiros,</text:span></text:p>
      <text:p text:style-name="P5"><text:span text:style-name="T1">siendo entonces para ti lo que tú has sido para </text:span><text:span text:style-name="T4">       </text:span><text:span text:style-name="T1">mí. </text:span><text:span text:style-name="T4">        </text:span></text:p>
      <text:p text:style-name="P2">Pues goce tan intenso consume al punto nuestra vida.</text:p>
      <text:p text:style-name="P5"><text:span text:style-name="T1">Así, a fin </text:span><text:span text:style-name="T4">        </text:span><text:span text:style-name="T1">de que tu amor frustrarse no pueda por mi muerte,</text:span></text:p>
      <text:p text:style-name="P5"><text:span text:style-name="T1">si tú me amas, </text:span><text:span text:style-name="T4">        </text:span><text:span text:style-name="T1">guárdate de quererme.</text:span></text:p>
      <text:p text:style-name="P5"><text:span text:style-name="T4">       </text:span></text:p>
      <text:p text:style-name="P4">    <text:span text:style-name="T5">Guárdate de odiarme,</text:span></text:p>
      <text:p text:style-name="P5"><text:span text:style-name="T1">o de excesivo triunfo en la victoria. </text:span><text:span text:style-name="T4">        </text:span></text:p>
      <text:p text:style-name="P2">No es que yo a mí mismo haga justicia,</text:p>
      <text:p text:style-name="P2"><text:soft-page-break/>y me resarza del odio con más odio,</text:p>
      <text:p text:style-name="P2">pues tú el título perderás de conquistador</text:p>
      <text:p text:style-name="P2">si yo, tu conquista, perezco por tu odio.</text:p>
      <text:p text:style-name="P2">Así, a fin de que mi ser a ti en nada perjudique,</text:p>
      <text:p text:style-name="P2">si tú me odias, guárdate de odiarme.</text:p>
      <text:p text:style-name="P5"><text:span text:style-name="T4">       </text:span></text:p>
      <text:p text:style-name="P4">      <text:span text:style-name="T5">Mas ama y ódiame también.</text:span></text:p>
      <text:p text:style-name="P2">Así ambos extremos la función de ninguno cumplirán.</text:p>
      <text:p text:style-name="P2">Ámame para que pueda morir del modo placentero.</text:p>
      <text:p text:style-name="P2">Ódiame, porque tu amor es excesivo para mí, </text:p>
      <text:p text:style-name="P2">o deja que los dos mutuamente, y no a mí, se destruyan.</text:p>
      <text:p text:style-name="P2">viviré entonces para apoyo y triunfo tuyo.</text:p>
      <text:p text:style-name="P2">Así, para que tú a mí, a tu amor y odio no destruyas,</text:p>
      <text:p text:style-name="P3">déjame vivir, pero ama y ódiame también.</text:p>
      <text:p text:style-name="P5"><text:span text:style-name="T4">       </text:span><text:span text:style-name="T2">Versión de Purificación Ribes</text:span></text:p>
      <text:p text:style-name="P5"><text:span text:style-name="T4">       </text:span></text:p>
      <text:p text:style-name="P5"><text:span text:style-name="T4">       </text:span></text:p>
      <text:p text:style-name="P5"><text:span text:style-name="T4">               </text:span></text:p>
      <text:p text:style-name="P5"><text:span text:style-name="T4">       </text:span></text:p>
      <text:p text:style-name="P5"><text:span text:style-name="T4">       </text:span></text:p>
      <text:p text:style-name="P5"><text:span text:style-name="T4">                       </text:span><text:span text:style-name="T3">La salida del sol</text:span></text:p>
      <text:p text:style-name="P5"><text:span text:style-name="T4">       </text:span></text:p>
      <text:p text:style-name="P5"><text:span text:style-name="T4">       </text:span></text:p>
      <text:p text:style-name="P5"><text:span text:style-name="T4">        </text:span><text:span text:style-name="T1">Viejo necio afanoso, </text:span><text:span text:style-name="T4">        </text:span><text:span text:style-name="T1">ingobernable sol,</text:span></text:p>
      <text:p text:style-name="P4">        <text:span text:style-name="T5">¿por qué de esta manera,</text:span></text:p>
      <text:p text:style-name="P5"><text:span text:style-name="T4">       </text:span><text:span text:style-name="T1">a través de ventanas y visillos, nos llamas?</text:span></text:p>
      <text:p text:style-name="P5"><text:span text:style-name="T4">       </text:span><text:span text:style-name="T1">¿Acaso han de seguir tu paso los amantes?</text:span></text:p>
      <text:p text:style-name="P5"><text:span text:style-name="T4">        </text:span><text:span text:style-name="T1">Ve, lumbrera insolente, y </text:span><text:span text:style-name="T4">        </text:span><text:span text:style-name="T1">reprende más bien</text:span></text:p>
      <text:p text:style-name="P5"><text:span text:style-name="T4">        </text:span><text:span text:style-name="T1">a tardos colegiales y </text:span><text:span text:style-name="T4">        </text:span><text:span text:style-name="T1">huraños aprendices,</text:span></text:p>
      <text:p text:style-name="P5"><text:span text:style-name="T4">       </text:span><text:span text:style-name="T1">anuncia al cortesano que el rey saldrá de caza,</text:span></text:p>
      <text:p text:style-name="P5"><text:span text:style-name="T4">       </text:span><text:span text:style-name="T1">ordena a las hormigas que guarden la cosecha;</text:span></text:p>
      <text:p text:style-name="P5"><text:span text:style-name="T4">        </text:span><text:span text:style-name="T1">Amor, que nunca cambia, </text:span><text:span text:style-name="T4">        </text:span><text:span text:style-name="T1">no sabe de estaciones,</text:span></text:p>
      <text:p text:style-name="P5"><text:span text:style-name="T4">        </text:span><text:span text:style-name="T1">de horas, días o meses, </text:span><text:span text:style-name="T4">        </text:span><text:span text:style-name="T1">los harapos del tiempo.</text:span></text:p>
      <text:p text:style-name="P5"><text:span text:style-name="T4">       </text:span></text:p>
      <text:p text:style-name="P5"><text:span text:style-name="T4">       </text:span><text:span text:style-name="T1">¿Por qué tus rayos juzgas</text:span></text:p>
      <text:p text:style-name="P5"><text:span text:style-name="T4">       </text:span><text:span text:style-name="T1">tan fuertes y esplendentes?</text:span></text:p>
      <text:p text:style-name="P5"><text:span text:style-name="T4">        </text:span><text:span text:style-name="T1">Yo podría eclipsarlos de </text:span><text:span text:style-name="T4">        </text:span><text:span text:style-name="T1">un solo parpadeo,</text:span></text:p>
      <text:p text:style-name="P5"><text:span text:style-name="T4">        </text:span><text:span text:style-name="T1">que más no puedo estarme </text:span><text:span text:style-name="T4">        </text:span><text:span text:style-name="T1">sin mirarla.</text:span></text:p>
      <text:p text:style-name="P5"><text:soft-page-break/><text:span text:style-name="T4">       </text:span><text:span text:style-name="T1">Si sus ojos aún no te han cegado,</text:span></text:p>
      <text:p text:style-name="P5"><text:span text:style-name="T4">       </text:span><text:span text:style-name="T1">fíjate bien y dime, mañana a tu regreso,</text:span></text:p>
      <text:p text:style-name="P5"><text:span text:style-name="T4">        </text:span><text:span text:style-name="T1">si las Indias del oro y </text:span><text:span text:style-name="T4">        </text:span><text:span text:style-name="T1">las especias</text:span></text:p>
      <text:p text:style-name="P5"><text:span text:style-name="T4">        </text:span><text:span text:style-name="T1">prosiguen en su sitio, o </text:span><text:span text:style-name="T4">        </text:span><text:span text:style-name="T1">aquí conmigo yacen.</text:span></text:p>
      <text:p text:style-name="P5"><text:span text:style-name="T4">       </text:span><text:span text:style-name="T1">Pregunta por los reyes a los que ayer veías</text:span></text:p>
      <text:p text:style-name="P5"><text:span text:style-name="T4">       </text:span><text:span text:style-name="T1">y sabrás que aquí yacen Todos, en este lecho.</text:span></text:p>
      <text:p text:style-name="P5"><text:span text:style-name="T4">       </text:span></text:p>
      <text:p text:style-name="P5"><text:span text:style-name="T4">       </text:span><text:span text:style-name="T1">Ella es todos los reinos y yo, todos los príncipes,</text:span></text:p>
      <text:p text:style-name="P5"><text:span text:style-name="T4">       </text:span><text:span text:style-name="T1">y fuera de nosotros nada existe;</text:span></text:p>
      <text:p text:style-name="P5"><text:span text:style-name="T4">        </text:span><text:span text:style-name="T1">nos imitan los príncipes. </text:span><text:span text:style-name="T4">        </text:span><text:span text:style-name="T1">Comparado con esto,</text:span></text:p>
      <text:p text:style-name="P5"><text:span text:style-name="T4">        </text:span><text:span text:style-name="T1">todo honor es remedio, </text:span><text:span text:style-name="T4">        </text:span><text:span text:style-name="T1">toda riqueza, alquimia.</text:span></text:p>
      <text:p text:style-name="P5"><text:span text:style-name="T4">       </text:span><text:span text:style-name="T1">Tú eres, sol, la mitad de feliz que nosotros,</text:span></text:p>
      <text:p text:style-name="P5"><text:span text:style-name="T4">       </text:span><text:span text:style-name="T1">luego que a tal extremo se ha contraído el mundo.</text:span></text:p>
      <text:p text:style-name="P5"><text:span text:style-name="T4">        </text:span><text:span text:style-name="T1">Tu edad pide reposo, y </text:span><text:span text:style-name="T4">        </text:span><text:span text:style-name="T1">pues que tu deber</text:span></text:p>
      <text:p text:style-name="P5"><text:span text:style-name="T4">        </text:span><text:span text:style-name="T1">es calentar el mundo, con </text:span><text:span text:style-name="T4">        </text:span><text:span text:style-name="T1">calentarnos baste.</text:span></text:p>
      <text:p text:style-name="P5"><text:span text:style-name="T4">       </text:span><text:span text:style-name="T1">Brilla para nosotros, que en todo habrás de estar,</text:span></text:p>
      <text:p text:style-name="P5"><text:span text:style-name="T4">       </text:span><text:span text:style-name="T1">este lecho tu centro, tu órbita estas paredes.</text:span></text:p>
      <text:p text:style-name="P5"><text:span text:style-name="T4">       </text:span></text:p>
      <text:p text:style-name="P5"><text:span text:style-name="T4">       </text:span><text:span text:style-name="T2">Versión de Jordi Doce</text:span></text:p>
      <text:p text:style-name="P5"><text:span text:style-name="T4">       </text:span></text:p>
      <text:p text:style-name="P5"><text:span text:style-name="T4">       </text:span></text:p>
      <text:p text:style-name="P5"><text:span text:style-name="T4">               </text:span></text:p>
      <text:p text:style-name="P5"><text:span text:style-name="T4">       </text:span></text:p>
      <text:p text:style-name="P5"><text:span text:style-name="T4">       </text:span></text:p>
      <text:p text:style-name="P5"><text:span text:style-name="T4">               </text:span><text:span text:style-name="T3">Nocturno sobre la festividad de Santa Lucía, en el día más breve del     </text:span><text:span text:style-name="T4">    </text:span><text:span text:style-name="T3">año</text:span></text:p>
      <text:p text:style-name="P5"><text:span text:style-name="T4">       </text:span></text:p>
      <text:p text:style-name="P5"><text:span text:style-name="T4">       </text:span><text:span text:style-name="T1">Ésta es la medianoche del año y la del día,</text:span></text:p>
      <text:p text:style-name="P5"><text:span text:style-name="T4">       </text:span><text:span text:style-name="T1">Santa Lucía, día que apenas siete horas se descubre,</text:span></text:p>
      <text:p text:style-name="P5"><text:span text:style-name="T4">       </text:span><text:span text:style-name="T1">se extingue el sol y ahora sus redomas</text:span></text:p>
      <text:p text:style-name="P5"><text:span text:style-name="T4">       </text:span><text:span text:style-name="T1">envían luces débiles, mas no incesantes rayos;</text:span></text:p>
      <text:p text:style-name="P5"><text:span text:style-name="T4">       </text:span><text:span text:style-name="T1">ya la savia del mundo fue absorbida:</text:span></text:p>
      <text:p text:style-name="P5"><text:span text:style-name="T4">       </text:span><text:span text:style-name="T1">el bálsamo universal hidrópica la tierra ha bebido hasta el término,</text:span></text:p>
      <text:p text:style-name="P5"><text:span text:style-name="T4">       </text:span><text:span text:style-name="T1">donde, como a los pies del lecho, la vida está encogida,</text:span></text:p>
      <text:p text:style-name="P5"><text:span text:style-name="T4">       </text:span><text:span text:style-name="T1">difunta y enterrada; mas todas estas cosas parecen sonreír</text:span></text:p>
      <text:p text:style-name="P5"><text:span text:style-name="T4">       </text:span><text:span text:style-name="T1">comparadas conmigo, pues yo soy su epitafio.</text:span></text:p>
      <text:p text:style-name="P5"><text:soft-page-break/><text:span text:style-name="T4">       </text:span></text:p>
      <text:p text:style-name="P5"><text:span text:style-name="T4">       </text:span><text:span text:style-name="T1">Estudiadme por tanto los que seréis amantes</text:span></text:p>
      <text:p text:style-name="P5"><text:span text:style-name="T4">       </text:span><text:span text:style-name="T1">en el próximo mundo, la primavera próxima,</text:span></text:p>
      <text:p text:style-name="P5"><text:span text:style-name="T4">       </text:span><text:span text:style-name="T1">porque yo soy todas las cosas muertas</text:span></text:p>
      <text:p text:style-name="P5"><text:span text:style-name="T4">       </text:span><text:span text:style-name="T1">y en mí amor urdió una nueva alquimia.</text:span></text:p>
      <text:p text:style-name="P5"><text:span text:style-name="T4">       </text:span><text:span text:style-name="T1">Pues su arte expresó</text:span></text:p>
      <text:p text:style-name="P5"><text:span text:style-name="T4">       </text:span><text:span text:style-name="T1">la quintaesencia misma de la nada;</text:span></text:p>
      <text:p text:style-name="P5"><text:span text:style-name="T4">       </text:span><text:span text:style-name="T1">de enjutas privaciones y vacuidad inane</text:span></text:p>
      <text:p text:style-name="P5"><text:span text:style-name="T4">       </text:span><text:span text:style-name="T1">me redujo a ruinas, y heme aquí reengendrado</text:span></text:p>
      <text:p text:style-name="P5"><text:span text:style-name="T4">       </text:span><text:span text:style-name="T1">de ausencia, sombra, muerte, cosas que nada son.</text:span></text:p>
      <text:p text:style-name="P5"><text:span text:style-name="T4">       </text:span></text:p>
      <text:p text:style-name="P5"><text:span text:style-name="T4">       </text:span><text:span text:style-name="T1">Los otros, todos, de todo extraen todo lo bueno,</text:span></text:p>
      <text:p text:style-name="P5"><text:span text:style-name="T4">       </text:span><text:span text:style-name="T1">vida, alma, forma, espíritu, y así a su ser acceden;</text:span></text:p>
      <text:p text:style-name="P5"><text:span text:style-name="T4">       </text:span><text:span text:style-name="T1">yo, que en el alambique del amor fui formado, la tumba soy</text:span></text:p>
      <text:p text:style-name="P5"><text:span text:style-name="T4">       </text:span><text:span text:style-name="T1">de todo lo que es nada. Muchas veces han sido</text:span></text:p>
      <text:p text:style-name="P5"><text:span text:style-name="T4">       </text:span><text:span text:style-name="T1">inundación nuestros dos llantos e inundamos así</text:span></text:p>
      <text:p text:style-name="P5"><text:span text:style-name="T4">       </text:span><text:span text:style-name="T1">toda la tierra, muchas veces llegamos</text:span></text:p>
      <text:p text:style-name="P5"><text:span text:style-name="T4">       </text:span><text:span text:style-name="T1">a ser dos caos cuando al mundo exterior</text:span></text:p>
      <text:p text:style-name="P5"><text:span text:style-name="T4">       </text:span><text:span text:style-name="T1">nos acercábamos, muchas veces los éxtasis</text:span></text:p>
      <text:p text:style-name="P5"><text:span text:style-name="T4">       </text:span><text:span text:style-name="T1">arrebataron nuestras almas, reduciendo a cadáveres los cuerpos.</text:span></text:p>
      <text:p text:style-name="P5"><text:span text:style-name="T4">       </text:span></text:p>
      <text:p text:style-name="P5"><text:span text:style-name="T1">Mas yo soy por su </text:span><text:span text:style-name="T4">        </text:span><text:span text:style-name="T1">muerte (tal palabra la injuria)</text:span></text:p>
      <text:p text:style-name="P5"><text:span text:style-name="T4">       </text:span><text:span text:style-name="T1">el elixir de la primera nada.</text:span></text:p>
      <text:p text:style-name="P5"><text:span text:style-name="T4">       </text:span><text:span text:style-name="T1">Fuera yo un hombre y, si lo fuera,</text:span></text:p>
      <text:p text:style-name="P5"><text:span text:style-name="T4">       </text:span><text:span text:style-name="T1">sin duda lo sabría; sin duda prefiriera,</text:span></text:p>
      <text:p text:style-name="P5"><text:span text:style-name="T4">       </text:span><text:span text:style-name="T1">de ser alguna bestia,</text:span></text:p>
      <text:p text:style-name="P5"><text:span text:style-name="T4">       </text:span><text:span text:style-name="T1">ciertos  fines y medios; pues incluso las plantas y las piedras </text:span><text:span text:style-name="T4">        </text:span><text:span text:style-name="T1">odian</text:span></text:p>
      <text:p text:style-name="P5"><text:span text:style-name="T4">       </text:span><text:span text:style-name="T1">y aman; todas las cosas, todo de algunas propiedades se reviste;</text:span></text:p>
      <text:p text:style-name="P5"><text:span text:style-name="T4">       </text:span><text:span text:style-name="T1">si una nada ordinaria sólo fuera,</text:span></text:p>
      <text:p text:style-name="P5"><text:span text:style-name="T4">       </text:span><text:span text:style-name="T1">como lo es una sombra, un cuerpo y una luz tendría al menos.</text:span></text:p>
      <text:p text:style-name="P5"><text:span text:style-name="T4">       </text:span></text:p>
      <text:p text:style-name="P5"><text:span text:style-name="T4">       </text:span><text:span text:style-name="T1">Mas nada de eso soy ni volverá mi sol a levantarse.</text:span></text:p>
      <text:p text:style-name="P5"><text:span text:style-name="T4">       </text:span><text:span text:style-name="T1">Amantes, para quienes el sol menor ahora</text:span></text:p>
      <text:p text:style-name="P5"><text:span text:style-name="T4">       </text:span><text:span text:style-name="T1">gira hacia Capricornio</text:span></text:p>
      <text:p text:style-name="P5"><text:span text:style-name="T4">       </text:span><text:span text:style-name="T1">en busca del deseo con que habrá de encenderos,</text:span></text:p>
      <text:p text:style-name="P5"><text:soft-page-break/><text:span text:style-name="T4">       </text:span><text:span text:style-name="T1">gozad de todo vuestro estío;</text:span></text:p>
      <text:p text:style-name="P5"><text:span text:style-name="T4">       </text:span><text:span text:style-name="T1">ella disfruta de su larga noche</text:span></text:p>
      <text:p text:style-name="P5"><text:span text:style-name="T4">       </text:span><text:span text:style-name="T1">dejadme ir hacia ella y dejadme que llame</text:span></text:p>
      <text:p text:style-name="P5"><text:span text:style-name="T4">       </text:span><text:span text:style-name="T1">su vigilia y su víspera a esta hora</text:span></text:p>
      <text:p text:style-name="P5"><text:span text:style-name="T4">       </text:span><text:span text:style-name="T1">que es del día y del año medianoche profunda.</text:span></text:p>
      <text:p text:style-name="P5"><text:span text:style-name="T4">       </text:span></text:p>
      <text:p text:style-name="P5"><text:span text:style-name="T4">       </text:span><text:span text:style-name="T2">Versión de José </text:span><text:span text:style-name="T4">        </text:span><text:span text:style-name="T2">Ángel Valente</text:span></text:p>
      <text:p text:style-name="P5"><text:span text:style-name="T4">       </text:span></text:p>
      <text:p text:style-name="P5"><text:span text:style-name="T4">       </text:span></text:p>
      <text:p text:style-name="P5"><text:span text:style-name="T4">       </text:span></text:p>
      <text:p text:style-name="P5"><text:span text:style-name="T4">               </text:span></text:p>
      <text:p text:style-name="P5"><text:span text:style-name="T4">       </text:span></text:p>
      <text:p text:style-name="P5"><text:span text:style-name="T4">                      </text:span><text:span text:style-name="T3">Seducción</text:span></text:p>
      <text:p text:style-name="P4">   <text:span text:style-name="T5">Ven a vivir conmigo, y sé mi amor,</text:span></text:p>
      <text:p text:style-name="P4">   <text:span text:style-name="T5">y nuevos placeres probaremos</text:span></text:p>
      <text:p text:style-name="P4">   <text:span text:style-name="T5">de doradas arenas, y arroyos cristalinos;</text:span></text:p>
      <text:p text:style-name="P4">   <text:span text:style-name="T5">con sedales de seda, con anzuelos de plata.</text:span></text:p>
      <text:p text:style-name="P4">   <text:span text:style-name="T5">Discurrirá entonces el río susurrante</text:span></text:p>
      <text:p text:style-name="P4">   <text:span text:style-name="T5">más que por el sol, por tus ojos calentado,</text:span></text:p>
      <text:p text:style-name="P4">   <text:span text:style-name="T5">y allí se quedarán los peces enamorados,</text:span></text:p>
      <text:p text:style-name="P4">   <text:span text:style-name="T5">suplicando que a sí puedan revelarse.</text:span></text:p>
      <text:p text:style-name="P4">   <text:span text:style-name="T5">Cuando tú en ese baño de vida nades,</text:span></text:p>
      <text:p text:style-name="P4">   <text:span text:style-name="T5">los peces todos de todos los canales</text:span></text:p>
      <text:p text:style-name="P4">   <text:span text:style-name="T5">hacia ti amorosamente nadarán,</text:span></text:p>
      <text:p text:style-name="P4">   <text:span text:style-name="T5">más felices de alcanzarte, que tú a ellos.</text:span></text:p>
      <text:p text:style-name="P5"><text:span text:style-name="T4">       </text:span></text:p>
      <text:p text:style-name="P4">   <text:span text:style-name="T6">Versión de Purificación Ribes</text:span></text:p>
      <text:p text:style-name="P5"><text:span text:style-name="T4">       </text:span></text:p>
      <text:p text:style-name="P5"><text:span text:style-name="T4">       </text:span></text:p>
      <text:p text:style-name="P5"><text:span text:style-name="T4">               </text:span></text:p>
      <text:p text:style-name="P5"><text:span text:style-name="T4">       </text:span></text:p>
      <text:p text:style-name="P5"><text:span text:style-name="T4">       </text:span></text:p>
      <text:p text:style-name="P5"><text:span text:style-name="T4">               </text:span><text:span text:style-name="T3">Usura de amor</text:span></text:p>
      <text:p text:style-name="P5"><text:span text:style-name="T4">       </text:span><text:span text:style-name="T1">Por cada hora que ahora me concedas,</text:span></text:p>
      <text:p text:style-name="P5"><text:span text:style-name="T4">                       </text:span><text:span text:style-name="T1">te entregaré,</text:span></text:p>
      <text:p text:style-name="P2">Dios usurero del Amor, a ti, veinte,</text:p>
      <text:p text:style-name="P5"><text:soft-page-break/><text:span text:style-name="T1">cuando a mis </text:span><text:span text:style-name="T4">        </text:span><text:span text:style-name="T1">cabellos negros los grises sean iguales.</text:span></text:p>
      <text:p text:style-name="P5"><text:span text:style-name="T1">Hasta entonces, Amor, deja </text:span><text:span text:style-name="T4">        </text:span><text:span text:style-name="T1">que mi cuerpo reine, y deja </text:span><text:span text:style-name="T4">        </text:span></text:p>
      <text:p text:style-name="P2">que viaje, me quede, aproveche, intrigue, posea, olvide;</text:p>
      <text:p text:style-name="P5"><text:span text:style-name="T1">la del </text:span><text:span text:style-name="T4">        </text:span><text:span text:style-name="T1">año anterior retorne, y piense que aún</text:span></text:p>
      <text:p text:style-name="P5"><text:span text:style-name="T4">                       </text:span><text:span text:style-name="T1">no nos conocíamos.</text:span></text:p>
      <text:p text:style-name="P5"><text:span text:style-name="T1">Deja que imagine mía la misiva de cualquier </text:span><text:span text:style-name="T4">       </text:span><text:span text:style-name="T1">rival,</text:span></text:p>
      <text:p text:style-name="P5"><text:span text:style-name="T4">                       </text:span><text:span text:style-name="T1">y nueve horas después cumpla la promesa</text:span></text:p>
      <text:p text:style-name="P5"><text:span text:style-name="T1">de la media noche. En el </text:span><text:span text:style-name="T4">        </text:span><text:span text:style-name="T1">camino tome</text:span></text:p>
      <text:p text:style-name="P2">a doncella por señora, y a ésta le hable del retraso.</text:p>
      <text:p text:style-name="P5"><text:span text:style-name="T4">       </text:span><text:span text:style-name="T1">Deja que a ninguna ame, ni a la diversión siquiera.</text:span></text:p>
      <text:p text:style-name="P5"><text:span text:style-name="T1">Desde la hierba </text:span><text:span text:style-name="T4">        </text:span><text:span text:style-name="T1">del campo hasta las confituras de la Corte</text:span></text:p>
      <text:p text:style-name="P5"><text:span text:style-name="T1">o fruslería de la urbe, </text:span><text:span text:style-name="T4">        </text:span><text:span text:style-name="T1">deja que informes </text:span><text:span text:style-name="T4">        </text:span></text:p>
      <text:p text:style-name="P5"><text:span text:style-name="T4">                       </text:span><text:span text:style-name="T1">a mi mente la transporten.</text:span></text:p>
      <text:p text:style-name="P5"><text:span text:style-name="T1">Esta oferta es buena. Si, cuando </text:span><text:span text:style-name="T4">        </text:span><text:span text:style-name="T1">viejo, por ti</text:span></text:p>
      <text:p text:style-name="P5"><text:span text:style-name="T4">                       </text:span><text:span text:style-name="T1">soy inflamado;</text:span></text:p>
      <text:p text:style-name="P2">si tu honor, mi pudor o mi dolor</text:p>
      <text:p text:style-name="P5"><text:span text:style-name="T1">codicias, más a </text:span><text:span text:style-name="T4">        </text:span><text:span text:style-name="T1">esa edad podrás ganar. </text:span><text:span text:style-name="T4">        </text:span></text:p>
      <text:p text:style-name="P2">Haz tu voluntad entonces; entonces objeto y grado,</text:p>
      <text:p text:style-name="P5"><text:span text:style-name="T1">y frutos del </text:span><text:span text:style-name="T4">        </text:span><text:span text:style-name="T1">amor. Amor, a ti someto.</text:span></text:p>
      <text:p text:style-name="P5"><text:span text:style-name="T1">Déjame hasta entonces. Lo acataré, aunque se </text:span><text:span text:style-name="T4">       </text:span><text:span text:style-name="T1">trate</text:span></text:p>
      <text:p text:style-name="P5"><text:span text:style-name="T4">                       </text:span><text:span text:style-name="T1">de una que me ame.</text:span></text:p>
      <text:p text:style-name="P3">Versión de Purificación Ribes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0T10:52:09.094000000</meta:creation-date>
    <dc:date>2015-08-20T10:53:13.762000000</dc:date>
    <meta:editing-duration>P0D</meta:editing-duration>
    <meta:editing-cycles>1</meta:editing-cycles>
    <meta:document-statistic meta:table-count="0" meta:image-count="0" meta:object-count="0" meta:page-count="12" meta:paragraph-count="446" meta:word-count="2558" meta:character-count="16194" meta:non-whitespace-character-count="11887"/>
    <meta:generator>LibreOffice/4.1.4.2$Windows_x86 LibreOffice_project/0a0440ccc0227ad9829de5f46be37cfb6edcf72</meta:generator>
  </office:meta>
</office:document-meta>
</file>